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ducesRequestConditionTests.match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ducesRequestConditionTests.matchSi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ducesRequestConditionTests.compareToMediaTypeAllWith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ducesRequestConditionTests.compareToMediaTyp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roducesRequestConditionTests.matchAndComp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ducesRequestConditionTests.matchByRequest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ducesRequestConditionTests.compar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roducesRequestConditionTests.comb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ducesRequestConditionTests.compareEmptyInvalidAcce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ducesRequestConditionTests.getMatching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ducesRequestConditionTests.matchNeg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ducesRequestConditionTests.matchWithNegationAndMediaTypeAllWithQuality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ducesRequestConditionTests.compareToWithSingle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ducesRequestConditionTests.matchParseErrorWithNeg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ducesRequestConditionTests.matchNegatedWithoutAccep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ducesRequestConditionTests.getProducible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ducesRequestConditionTests.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ducesRequestConditionTests.instantiateWithProducesAndHeader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ducesRequestConditionTests.matchWil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ducesRequestConditionTests.compareToMultipleExpressionsAndMultipleAcceptHeader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ducesRequestConditionTests.createRequest( String ... header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ducesRequestConditionTests.matchWith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ducesRequestConditionTests.combineWith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ducesRequestConditionTests.compareToMultipleExpr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ducesRequestConditionTests.assertConditions( ProducesRequestCondition condition , String ...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ducesRequestConditionTests.compareToEqual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ducesRequestConditionTests.matchPars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